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tla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ing 1</text:p>
          </table:table-cell>
          <table:table-cell office:value-type="float" office:value="1000" calcext:value-type="float">
            <text:p>1000</text:p>
          </table:table-cell>
          <table:table-cell office:value-type="float" office:value="12.69" calcext:value-type="float">
            <text:p>12.69</text:p>
          </table:table-cell>
          <table:table-cell office:value-type="float" office:value="12.87" calcext:value-type="float">
            <text:p>12.87</text:p>
          </table:table-cell>
          <table:table-cell office:value-type="float" office:value="12.67" calcext:value-type="float">
            <text:p>12.67</text:p>
          </table:table-cell>
          <table:table-cell table:formula="of:=AVERAGE([.C4:.E4])" office:value-type="float" office:value="12.7433333333333" calcext:value-type="float">
            <text:p>12.7433333333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59.65" calcext:value-type="float">
            <text:p>359.65</text:p>
          </table:table-cell>
          <table:table-cell office:value-type="float" office:value="361.11" calcext:value-type="float">
            <text:p>361.11</text:p>
          </table:table-cell>
          <table:table-cell office:value-type="float" office:value="361.67" calcext:value-type="float">
            <text:p>361.67</text:p>
          </table:table-cell>
          <table:table-cell table:formula="of:=AVERAGE([.C5:.E5])" office:value-type="float" office:value="360.81" calcext:value-type="float">
            <text:p>360.81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435.2" calcext:value-type="float">
            <text:p>1435.2</text:p>
          </table:table-cell>
          <table:table-cell office:value-type="float" office:value="1463.2" calcext:value-type="float">
            <text:p>1463.2</text:p>
          </table:table-cell>
          <table:table-cell office:value-type="float" office:value="1455.2" calcext:value-type="float">
            <text:p>1455.2</text:p>
          </table:table-cell>
          <table:table-cell table:formula="of:=AVERAGE([.C6:.E6])" office:value-type="float" office:value="1451.2" calcext:value-type="float">
            <text:p>1451.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ing 2</text:p>
          </table:table-cell>
          <table:table-cell office:value-type="float" office:value="1000" calcext:value-type="float">
            <text:p>1000</text:p>
          </table:table-cell>
          <table:table-cell office:value-type="float" office:value="27.71" calcext:value-type="float">
            <text:p>27.71</text:p>
          </table:table-cell>
          <table:table-cell office:value-type="float" office:value="27.93" calcext:value-type="float">
            <text:p>27.93</text:p>
          </table:table-cell>
          <table:table-cell office:value-type="float" office:value="28.05" calcext:value-type="float">
            <text:p>28.05</text:p>
          </table:table-cell>
          <table:table-cell table:formula="of:=AVERAGE([.C8:.E8])" office:value-type="float" office:value="27.8966666666667" calcext:value-type="float">
            <text:p>27.8966666667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36.49" calcext:value-type="float">
            <text:p>736.49</text:p>
          </table:table-cell>
          <table:table-cell office:value-type="float" office:value="732.5" calcext:value-type="float">
            <text:p>732.5</text:p>
          </table:table-cell>
          <table:table-cell office:value-type="float" office:value="742.19" calcext:value-type="float">
            <text:p>742.19</text:p>
          </table:table-cell>
          <table:table-cell table:formula="of:=AVERAGE([.C9:.E9])" office:value-type="float" office:value="737.06" calcext:value-type="float">
            <text:p>737.06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575.6" calcext:value-type="float">
            <text:p>2575.6</text:p>
          </table:table-cell>
          <table:table-cell office:value-type="float" office:value="2928.6" calcext:value-type="float">
            <text:p>2928.6</text:p>
          </table:table-cell>
          <table:table-cell office:value-type="float" office:value="2935.1" calcext:value-type="float">
            <text:p>2935.1</text:p>
          </table:table-cell>
          <table:table-cell office:value-type="float" office:value="2938.4" calcext:value-type="float">
            <text:p>2938.4</text:p>
          </table:table-cell>
          <table:table-cell table:formula="of:=AVERAGE([.C10:.F10])" office:value-type="float" office:value="2844.425" calcext:value-type="float">
            <text:p>2844.4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ing 3</text:p>
          </table:table-cell>
          <table:table-cell office:value-type="float" office:value="1000" calcext:value-type="float">
            <text:p>1000</text:p>
          </table:table-cell>
          <table:table-cell office:value-type="float" office:value="11.9" calcext:value-type="float">
            <text:p>11.9</text:p>
          </table:table-cell>
          <table:table-cell office:value-type="float" office:value="12.07" calcext:value-type="float">
            <text:p>12.07</text:p>
          </table:table-cell>
          <table:table-cell office:value-type="float" office:value="12.26" calcext:value-type="float">
            <text:p>12.26</text:p>
          </table:table-cell>
          <table:table-cell table:formula="of:=AVERAGE([.C12:.E12])" office:value-type="float" office:value="12.0766666666667" calcext:value-type="float">
            <text:p>12.0766666667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51.56" calcext:value-type="float">
            <text:p>351.56</text:p>
          </table:table-cell>
          <table:table-cell office:value-type="float" office:value="348.44" calcext:value-type="float">
            <text:p>348.44</text:p>
          </table:table-cell>
          <table:table-cell office:value-type="float" office:value="351.68" calcext:value-type="float">
            <text:p>351.68</text:p>
          </table:table-cell>
          <table:table-cell table:formula="of:=AVERAGE([.C13:.E13])" office:value-type="float" office:value="350.56" calcext:value-type="float">
            <text:p>350.56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392.2" calcext:value-type="float">
            <text:p>1392.2</text:p>
          </table:table-cell>
          <table:table-cell office:value-type="float" office:value="1368.8" calcext:value-type="float">
            <text:p>1368.8</text:p>
          </table:table-cell>
          <table:table-cell office:value-type="float" office:value="1426.4" calcext:value-type="float">
            <text:p>1426.4</text:p>
          </table:table-cell>
          <table:table-cell table:formula="of:=AVERAGE([.C14:.E14])" office:value-type="float" office:value="1395.8" calcext:value-type="float">
            <text:p>1395.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ing 1</text:p>
          </table:table-cell>
          <table:table-cell office:value-type="float" office:value="200" calcext:value-type="float">
            <text:p>200</text:p>
          </table:table-cell>
          <table:table-cell office:value-type="float" office:value="20.55" calcext:value-type="float">
            <text:p>20.55</text:p>
          </table:table-cell>
          <table:table-cell office:value-type="float" office:value="19.19" calcext:value-type="float">
            <text:p>19.19</text:p>
          </table:table-cell>
          <table:table-cell office:value-type="float" office:value="19.2" calcext:value-type="float">
            <text:p>19.2</text:p>
          </table:table-cell>
          <table:table-cell table:formula="of:=AVERAGE([.C17:.E17])" office:value-type="float" office:value="19.6466666666667" calcext:value-type="float">
            <text:p>19.6466666667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35.99" calcext:value-type="float">
            <text:p>535.99</text:p>
          </table:table-cell>
          <table:table-cell office:value-type="float" office:value="514.23" calcext:value-type="float">
            <text:p>514.23</text:p>
          </table:table-cell>
          <table:table-cell office:value-type="float" office:value="485.06" calcext:value-type="float">
            <text:p>485.06</text:p>
          </table:table-cell>
          <table:table-cell table:formula="of:=AVERAGE([.C18:.E18])" office:value-type="float" office:value="511.76" calcext:value-type="float">
            <text:p>511.76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55.47" calcext:value-type="float">
            <text:p>2055.47</text:p>
          </table:table-cell>
          <table:table-cell office:value-type="float" office:value="2138.59" calcext:value-type="float">
            <text:p>2138.59</text:p>
          </table:table-cell>
          <table:table-cell office:value-type="float" office:value="2201.22" calcext:value-type="float">
            <text:p>2201.22</text:p>
          </table:table-cell>
          <table:table-cell table:formula="of:=AVERAGE([.C19:.E19])" office:value-type="float" office:value="2131.76" calcext:value-type="float">
            <text:p>2131.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ing 2</text:p>
          </table:table-cell>
          <table:table-cell office:value-type="float" office:value="200" calcext:value-type="float">
            <text:p>200</text:p>
          </table:table-cell>
          <table:table-cell office:value-type="float" office:value="17.12" calcext:value-type="float">
            <text:p>17.12</text:p>
          </table:table-cell>
          <table:table-cell office:value-type="float" office:value="17.29" calcext:value-type="float">
            <text:p>17.29</text:p>
          </table:table-cell>
          <table:table-cell office:value-type="float" office:value="16.42" calcext:value-type="float">
            <text:p>16.42</text:p>
          </table:table-cell>
          <table:table-cell table:formula="of:=AVERAGE([.C21:.E21])" office:value-type="float" office:value="16.9433333333333" calcext:value-type="float">
            <text:p>16.9433333333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44.28" calcext:value-type="float">
            <text:p>444.28</text:p>
          </table:table-cell>
          <table:table-cell office:value-type="float" office:value="429.65" calcext:value-type="float">
            <text:p>429.65</text:p>
          </table:table-cell>
          <table:table-cell office:value-type="float" office:value="430.93" calcext:value-type="float">
            <text:p>430.93</text:p>
          </table:table-cell>
          <table:table-cell table:formula="of:=AVERAGE([.C22:.E22])" office:value-type="float" office:value="434.953333333333" calcext:value-type="float">
            <text:p>434.9533333333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820.74" calcext:value-type="float">
            <text:p>1820.74</text:p>
          </table:table-cell>
          <table:table-cell office:value-type="float" office:value="1806.19" calcext:value-type="float">
            <text:p>1806.19</text:p>
          </table:table-cell>
          <table:table-cell office:value-type="float" office:value="1892.12" calcext:value-type="float">
            <text:p>1892.12</text:p>
          </table:table-cell>
          <table:table-cell table:formula="of:=AVERAGE([.C23:.E23])" office:value-type="float" office:value="1839.68333333333" calcext:value-type="float">
            <text:p>1839.68333333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ing 3</text:p>
          </table:table-cell>
          <table:table-cell office:value-type="float" office:value="200" calcext:value-type="float">
            <text:p>200</text:p>
          </table:table-cell>
          <table:table-cell office:value-type="float" office:value="18.12" calcext:value-type="float">
            <text:p>18.12</text:p>
          </table:table-cell>
          <table:table-cell office:value-type="float" office:value="17.34" calcext:value-type="float">
            <text:p>17.34</text:p>
          </table:table-cell>
          <table:table-cell office:value-type="float" office:value="17.28" calcext:value-type="float">
            <text:p>17.28</text:p>
          </table:table-cell>
          <table:table-cell table:formula="of:=AVERAGE([.C25:.E25])" office:value-type="float" office:value="17.58" calcext:value-type="float">
            <text:p>17.58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72.16" calcext:value-type="float">
            <text:p>472.16</text:p>
          </table:table-cell>
          <table:table-cell office:value-type="float" office:value="433.19" calcext:value-type="float">
            <text:p>433.19</text:p>
          </table:table-cell>
          <table:table-cell office:value-type="float" office:value="432.98" calcext:value-type="float">
            <text:p>432.98</text:p>
          </table:table-cell>
          <table:table-cell table:formula="of:=AVERAGE([.C26:.E26])" office:value-type="float" office:value="446.11" calcext:value-type="float">
            <text:p>446.11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863.3" calcext:value-type="float">
            <text:p>1863.3</text:p>
          </table:table-cell>
          <table:table-cell office:value-type="float" office:value="1976.01" calcext:value-type="float">
            <text:p>1976.01</text:p>
          </table:table-cell>
          <table:table-cell office:value-type="float" office:value="1891.44" calcext:value-type="float">
            <text:p>1891.44</text:p>
          </table:table-cell>
          <table:table-cell table:formula="of:=AVERAGE([.C27:.E27])" office:value-type="float" office:value="1910.25" calcext:value-type="float">
            <text:p>1910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23:25:32.019832694</meta:creation-date>
    <dc:date>2014-11-15T23:36:15.890409882</dc:date>
    <meta:editing-duration>P0D</meta:editing-duration>
    <meta:editing-cycles>1</meta:editing-cycles>
    <meta:document-statistic meta:table-count="1" meta:cell-count="99" meta:object-count="0"/>
    <meta:generator>LibreOffice/4.2.7.2$Linux_X86_64 LibreOffice_project/420m0$Build-2</meta:generator>
  </office:meta>
</office:document-meta>
</file>